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uss" svg:font-family="Russ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uss" fo:language="ru" fo:country="RU"/>
    </style:style>
    <style:style style:name="P2" style:family="paragraph" style:parent-style-name="Heading_20_2">
      <style:text-properties style:font-name="Russ" fo:language="ru" fo:country="RU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60%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in" loext:contextual-spacing="false" fo:line-height="160%" fo:padding="0in" fo:border="none"/>
    </style:style>
    <style:style style:name="P5" style:family="paragraph" style:parent-style-name="Text_20_body">
      <style:text-properties style:font-name="Russ" fo:language="ru" fo:country="RU"/>
    </style:style>
    <style:style style:name="P6" style:family="paragraph" style:parent-style-name="Text_20_body" style:list-style-name="L1"/>
    <style:style style:name="T1" style:family="text">
      <style:text-properties fo:color="#666666" style:font-name="Russ" fo:language="ru" fo:country="RU" fo:background-color="transparent" loext:char-shading-value="0" loext:padding-left="0.0193in" loext:padding-right="0in" loext:padding-top="0.0193in" loext:padding-bottom="0.0193in" loext:border-left="0.06pt solid #e2e8f0" loext:border-right="none" loext:border-top="0.06pt solid #e2e8f0" loext:border-bottom="0.06pt solid #e2e8f0"/>
    </style:style>
    <style:style style:name="T2" style:family="text">
      <style:text-properties fo:color="#666666" style:font-name="Russ" fo:font-size="11.25pt" fo:language="ru" fo:country="RU" fo:background-color="transparent" loext:char-shading-value="0" loext:padding-left="0.0193in" loext:padding-right="0in" loext:padding-top="0.0193in" loext:padding-bottom="0.0193in" loext:border-left="0.06pt solid #e2e8f0" loext:border-right="none" loext:border-top="0.06pt solid #e2e8f0" loext:border-bottom="0.06pt solid #e2e8f0"/>
    </style:style>
    <style:style style:name="T3" style:family="text">
      <style:text-properties style:font-name="Russ" fo:language="ru" fo:country="RU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Редактор Задач</text:h>
      <text:p text:style-name="P5">Редактор задач - делаем на стандартном бойлерплейте</text:p>
      <text:h text:style-name="P2" text:outline-level="2">Server side</text:h>
      <text:h text:style-name="P2" text:outline-level="2">Model</text:h>
      <text:p text:style-name="P5">Каждый таск представлен следующей структурой</text:p>
      <text:p text:style-name="P3"><text:span text:style-name="Source_20_Text"><text:span text:style-name="T1"><text:s text:c="2"/></text:span></text:span><text:span text:style-name="Source_20_Text"><text:span text:style-name="T2">{ <text:s/></text:span></text:span></text:p>
      <text:p text:style-name="P4"><text:span text:style-name="Source_20_Text"><text:span text:style-name="T1"><text:s text:c="6"/></text:span></text:span><text:span text:style-name="Source_20_Text"><text:span text:style-name="T2">taskId: '2WEKaVNO' <text:s/>// используйте https://www.npmjs.com/package/shortid для создания нового айти при вставке - <text:s/>shortid.generate(), <text:s/></text:span></text:span></text:p>
      <text:p text:style-name="P4"><text:span text:style-name="Source_20_Text"><text:span text:style-name="T1"><text:s text:c="6"/></text:span></text:span><text:span text:style-name="Source_20_Text"><text:span text:style-name="T2">title: 'Task', // имя таска <text:s/></text:span></text:span></text:p>
      <text:p text:style-name="P4"><text:span text:style-name="Source_20_Text"><text:span text:style-name="T1"><text:s text:c="6"/></text:span></text:span><text:span text:style-name="Source_20_Text"><text:span text:style-name="T2">_isDeleted: false, // флаг удален ли таск. Физичически мы таски не удаляем, только помечаем что удален <text:s/></text:span></text:span></text:p>
      <text:p text:style-name="P4"><text:span text:style-name="Source_20_Text"><text:span text:style-name="T1"><text:s text:c="6"/></text:span></text:span><text:span text:style-name="Source_20_Text"><text:span text:style-name="T2">_createdAt: 14135235б, // время в секундах от 1,1,1970 до момента создания таска, // read utc format ( +new Date() ) <text:s/></text:span></text:span></text:p>
      <text:p text:style-name="P4"><text:span text:style-name="Source_20_Text"><text:span text:style-name="T1"><text:s text:c="6"/></text:span></text:span><text:span text:style-name="Source_20_Text"><text:span text:style-name="T2">_deletedAt: 14135235б, // время в секундах от 1,1,1970 до момента удаление таска или null, // read utc format ( +new Date() ) <text:s/></text:span></text:span></text:p>
      <text:p text:style-name="P4"><text:span text:style-name="Source_20_Text"><text:span text:style-name="T1"><text:s text:c="6"/></text:span></text:span><text:span text:style-name="Source_20_Text"><text:span text:style-name="T2">status: 'done' <text:s/>// ['done', 'new', 'in progress', 'blocked'] - может быть только эти значения и никакие больше <text:s/></text:span></text:span></text:p>
      <text:p text:style-name="P4"><text:span text:style-name="Source_20_Text"><text:span text:style-name="T1"><text:s text:c="2"/></text:span></text:span><text:span text:style-name="Source_20_Text"><text:span text:style-name="T2">} <text:s/></text:span></text:span></text:p>
      <text:h text:style-name="Heading_20_3" text:outline-level="3">Routes</text:h>
      <text:p text:style-name="P3"><text:span text:style-name="Source_20_Text"><text:span text:style-name="T2">GET /api/v1/tasks/:category - получает все массив из фаила тасков и именем `../tasks/${category}.json`, без полей, которые начинаются с нижнего подчеркивания кроме тасков с <text:s text:c="2"/>_isDeleted: true <text:s/></text:span></text:span></text:p>
      <text:p text:style-name="P4"><text:span text:style-name="Source_20_Text"><text:span text:style-name="T2">GET /api/v1/tasks/:category/:timespan(day | week| month) - получает массив из фаила тасков и именем `../tasks/${category}.json`, без полей, которые начинаются с нижнего подчеркивания, которые были добавлены за последний день, неделю, месяц, кроме тасков с <text:s text:c="2"/>_isDeleted: true <text:s/></text:span></text:span></text:p>
      <text:p text:style-name="P4"><text:soft-page-break/><text:span text:style-name="Source_20_Text"><text:span text:style-name="T2">POST /api/v1/tasks/:category - Если файла не существует, создать новый файл с именем `../tasks/${category}.json`. Затем положить туда таск с полем title, которое пришло с сервера. Айди сгенерировать с помощью shortid.generate() и статус по умолчанию будет 'new' <text:s/></text:span></text:span></text:p>
      <text:p text:style-name="P4"><text:span text:style-name="Source_20_Text"><text:span text:style-name="T2">``` <text:s/></text:span></text:span></text:p>
      <text:p text:style-name="P4"><text:span text:style-name="Source_20_Text"><text:span text:style-name="T1"><text:s text:c="4"/></text:span></text:span><text:span text:style-name="Source_20_Text"><text:span text:style-name="T2">{ <text:s/></text:span></text:span></text:p>
      <text:p text:style-name="P4"><text:span text:style-name="Source_20_Text"><text:span text:style-name="T1"><text:s text:c="8"/></text:span></text:span><text:span text:style-name="Source_20_Text"><text:span text:style-name="T2">taskId: shortid.generate(), <text:s/></text:span></text:span></text:p>
      <text:p text:style-name="P4"><text:span text:style-name="Source_20_Text"><text:span text:style-name="T1"><text:s text:c="8"/></text:span></text:span><text:span text:style-name="Source_20_Text"><text:span text:style-name="T2">title: req.body.title, <text:s/></text:span></text:span></text:p>
      <text:p text:style-name="P4"><text:span text:style-name="Source_20_Text"><text:span text:style-name="T1"><text:s text:c="8"/></text:span></text:span><text:span text:style-name="Source_20_Text"><text:span text:style-name="T2">status: 'new' , <text:s/></text:span></text:span></text:p>
      <text:p text:style-name="P4"><text:span text:style-name="Source_20_Text"><text:span text:style-name="T1"><text:s text:c="8"/></text:span></text:span><text:span text:style-name="Source_20_Text"><text:span text:style-name="T2">_isDeleted: false, <text:s/></text:span></text:span></text:p>
      <text:p text:style-name="P4"><text:span text:style-name="Source_20_Text"><text:span text:style-name="T1"><text:s text:c="8"/></text:span></text:span><text:span text:style-name="Source_20_Text"><text:span text:style-name="T2">_createdAt: +new Date(), <text:s/></text:span></text:span></text:p>
      <text:p text:style-name="P4"><text:span text:style-name="Source_20_Text"><text:span text:style-name="T1"><text:s text:c="8"/></text:span></text:span><text:span text:style-name="Source_20_Text"><text:span text:style-name="T2">_deletedAt: null <text:s/></text:span></text:span></text:p>
      <text:p text:style-name="P4"><text:span text:style-name="Source_20_Text"><text:span text:style-name="T1"><text:s text:c="4"/></text:span></text:span><text:span text:style-name="Source_20_Text"><text:span text:style-name="T2">} <text:s/></text:span></text:span></text:p>
      <text:p text:style-name="P4"><text:span text:style-name="Source_20_Text"><text:span text:style-name="T2">``` <text:s/></text:span></text:span></text:p>
      <text:p text:style-name="P4"><text:span text:style-name="Source_20_Text"><text:span text:style-name="T2">PATCH /api/v1/tasks/:category/:id - Обновить status с айди id в файле `../tasks/${category}.json` - вернуть обновленный таск. Если статус не соответвует заявленным статусам - не обновлять ничего - вернуть <text:s/>статус 501 и ответ {"status" :"error", "message": "incorrect status"} <text:s/></text:span></text:span></text:p>
      <text:p text:style-name="P4"><text:span text:style-name="Source_20_Text"><text:span text:style-name="T2">DELETE /api/v1/tasks/:category/:id - Пометить таск с :id в категории :category - isDeleted: true <text:s/></text:span></text:span></text:p>
      <text:h text:style-name="Heading_20_3" text:outline-level="3">Усложнение</text:h>
      <text:p text:style-name="Preformatted_20_Text"><text:span text:style-name="Source_20_Text"><text:span text:style-name="T3">Добавить GET /api/v1/categories, который получает список возможных категорий(фапйлов) в папке ../tasks/ без json <text:s/></text:span></text:span></text:p>
      <text:h text:style-name="P2" text:outline-level="2">Client Side</text:h>
      <text:p text:style-name="P5"/>
      <text:p text:style-name="P5">Клиентские Роуты<text:line-break/>/:category</text:p>
      <text:list xml:id="list1423464642" text:style-name="L1">
        <text:list-item>
          <text:p text:style-name="P6">Выводит список задач с /api/v1/tasks/:category . Чтобы получить задачи используйте useEffect</text:p>
        </text:list-item>
        <text:list-item>
          <text:p text:style-name="P6">Должна быть кнопка перехода в следующее состояние</text:p>
        </text:list-item>
        <text:list-item>
          <text:p text:style-name="P6"><text:soft-page-break/>если статус задачи new - то кнопка нразывается in progress и переводит в статус in progress</text:p>
        </text:list-item>
        <text:list-item>
          <text:p text:style-name="P6">если статус задачи in progress - то будет 2 кнопки<text:line-break/>-- называется blocked и переводит в статус blocked<text:line-break/>-- называется done и переводит в статус done</text:p>
        </text:list-item>
        <text:list-item>
          <text:p text:style-name="P6">если статус задачи blocked - то будет кнопка<text:line-break/>-- называется blocked и переводит в статус in progress</text:p>
        </text:list-item>
        <text:list-item>
          <text:p text:style-name="P6">Под списком и над списком задач будет поле ввода и кнопка(компонент) - добавление новой задачи в список задач(надо отправить (POST /api/v1/tasks/:category), после нажатии на кнопку - должен обновиться и файл на сервере и добавиться задача на клиенте</text:p>
        </text:list-item>
        <text:list-item>
          <text:p text:style-name="P6">Каждая строка задач - должна иметь кнопку редактировать, которая переключает из текста - текст задачи в поле вводаи кнопка меняет название на сохранить. При нажатии на кнопку обновляется запись в строке и текст задания на сервере(PATCH /api/v1/tasks/:category)</text:p>
        </text:list-item>
        <text:list-item>
          <text:p text:style-name="P6">Вверху страницы - должны быть четыре кнопки Все/ День/ Неделя/ Месяц, которые переходят на соотвествующие роутыё /:category /:category/day /:category/week /:category/month. При переходе на эти роуты данные запрашиваются с соответствующих роутов(/api/v1/tasks/:category/:timespan)</text:p>
          <text:p text:style-name="P6"/>
        </text:list-item>
      </text:list>
      <text:h text:style-name="Heading_20_3" text:outline-level="3">Усложнение</text:h>
      <text:p text:style-name="P3"><text:span text:style-name="Source_20_Text"><text:span text:style-name="T2">Добавить GET /, который получает список возможных категорий(/api/v1/categories) и выводит список ссылок существующих категорий <text:s/></text:span></text:span></text:p>
      <text:h text:style-name="Heading_20_3" text:outline-level="3">Выполнение </text:h>
      <text:p text:style-name="P5">+new Date() возвращает количество миллисекунда сейчас с 1 января 1970 года (такой формат хранения данныйх называют timestamp UTC)<text:line-break/>Чтобы получить понять удовлетворяет ли значение timestampа фильтру, достаточно сравнить<text:line-break/>someTimestampVariable + periodOfTime &gt; + newDate()<text:line-break/>periodOfTime - время отрезка в миллисекундах<text:line-break/>например</text:p>
      <text:p text:style-name="Preformatted_20_Text"><text:span text:style-name="Source_20_Text"><text:span text:style-name="T3">1000 * 60 * 60 * 24 - это 1 день <text:s/></text:span></text:span></text:p>
      <text:p text:style-name="Preformatted_20_Text"><text:span text:style-name="Source_20_Text"><text:span text:style-name="T3">7 * 1000 * 60 * 60 * 24 - это 7 дней <text:s/></text:span></text:span></text:p>
      <text:p text:style-name="Preformatted_20_Text"><text:span text:style-name="Source_20_Text"><text:span text:style-name="T3">30 * 1000 * 60 * 60 * 24 - это 7 дней <text:s/></text:span></text:span></text:p>
      <text:p text:style-name="P5">По условию считаем, что месяц - это 30 дней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uss" svg:font-family="Russ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21:37:30.286408119</meta:creation-date>
    <dc:date>2020-05-25T22:56:53.842075722</dc:date>
    <meta:editing-duration>PT6M48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3" meta:paragraph-count="50" meta:word-count="585" meta:character-count="4175" meta:non-whitespace-character-count="3487"/>
  </office:meta>
</office:document-meta>
</file>